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Was soll das Programm können?</text:p>
      <text:p text:style-name="Standard">- gegebene Wörter in gegebenem Feld finden</text:p>
      <text:p text:style-name="Standard">- Ausgabe der Lösung</text:p>
      <text:p text:style-name="Standard">-&gt; auch in benutzerfreundlicher Weise</text:p>
      <text:p text:style-name="Standard">- eigenes Feld erstellen </text:p>
      <text:p text:style-name="Standard">-&gt; Größe und Wort: erstelle Feld damit</text:p>
      <text:p text:style-name="Standard">-&gt; nur Wort: erstelle minimales Feld</text:p>
      <text:p text:style-name="Standard">- Felder extern speichern</text:p>
      <text:p text:style-name="Standard"/>
      <text:p text:style-name="Standard"/>
      <text:p text:style-name="Standard">Wie soll es strukturiert sein?</text:p>
      <text:p text:style-name="Standard">Class „UserInterface“:</text:p>
      <text:p text:style-name="Standard">- Benutzerinteraktion entgegennehmen und verarbeiten</text:p>
      <text:p text:style-name="Standard">- Ergebnisse ausgeben</text:p>
      <text:p text:style-name="Standard">- Operationen delegieren</text:p>
      <text:p text:style-name="Standard">Class „WordSearch“:</text:p>
      <text:p text:style-name="Standard">- Wörtersuche lösen</text:p>
      <text:p text:style-name="Standard">- Feld und Wörterliste speichern</text:p>
      <text:p text:style-name="Standard">Class „Word“:</text:p>
      <text:p text:style-name="Standard">- Wort speichern</text:p>
      <text:p text:style-name="Standard">- Lösung für Wort speichern</text:p>
      <text:p text:style-name="Standard">- verwaltet Inhalt</text:p>
      <text:p text:style-name="Standard">Class „Field“:</text:p>
      <text:p text:style-name="Standard">- speichert <text:s/>Field</text:p>
      <text:p text:style-name="Standard">- verwaltet Inhalt</text:p>
      <text:p text:style-name="Standard">Class „Saver“:</text:p>
      <text:p text:style-name="Standard">- Woertersuche extern speichern</text:p>
      <text:p text:style-name="Standard">- Woertersuche aus dem Speicher laden</text:p>
      <text:p text:style-name="Standard">Enumeration „Direction“:</text:p>
      <text:p text:style-name="Standard">- Richtungsbegriffe werden initialisiert</text:p>
      <text:p text:style-name="Standard"/>
      <text:p text:style-name="Standard"/>
      <text:p text:style-name="Standard">Wie soll es etwa umgesetzt werden?</text:p>
      <text:p text:style-name="Standard">Class „UserInterface“:</text:p>
      <text:p text:style-name="Standard">-<text:span text:style-name="T1">grid</text:span>: WordSearch</text:p>
      <text:p text:style-name="Standard">---</text:p>
      <text:p text:style-name="Standard">+<text:span text:style-name="T1">main</text:span>(String… args) </text:p>
      <text:p text:style-name="Standard">// Wertet Benutzereingaben aus und delegiert sie</text:p>
      <text:p text:style-name="Standard">-<text:span text:style-name="T1">printMenu</text:span>()</text:p>
      <text:p text:style-name="Standard">// gibt Menüinformationen in der Konsole wieder</text:p>
      <text:p text:style-name="Standard"/>
      <text:p text:style-name="Standard">Class „WordSearch“:</text:p>
      <text:p text:style-name="Standard">-field: Field</text:p>
      <text:p text:style-name="Standard">-words: LinkedList&lt;Word&gt;</text:p>
      <text:p text:style-name="Standard">---</text:p>
      <text:p text:style-name="Standard">+printWordlist()</text:p>
      <text:p text:style-name="Standard">+addToWordlist(word: Word)</text:p>
      <text:p text:style-name="Standard">+removeFromWordlist(index: int)</text:p>
      <text:p text:style-name="Standard"><text:soft-page-break/>+clearWordlist()</text:p>
      <text:p text:style-name="Standard">+createField(length: int, height: int)</text:p>
      <text:p text:style-name="Standard">+createMinimalField()</text:p>
      <text:p text:style-name="Standard">+setField(<text:span text:style-name="T2">file</text:span>): boolean</text:p>
      <text:p text:style-name="Standard">// erstellt ein Feld nach Eingabe durch Textdokument</text:p>
      <text:p text:style-name="Standard">+getLength(): int</text:p>
      <text:p text:style-name="Standard">+getHeight(): int</text:p>
      <text:p text:style-name="Standard">+solve(): boolean</text:p>
      <text:p text:style-name="Standard">// findet Wörter in Feld; lässt Lösungen von den einzelnen Worten selbst speichern</text:p>
      <text:p text:style-name="Standard">-printSolution()</text:p>
      <text:p text:style-name="Standard"/>
      <text:p text:style-name="Standard">Class „Word“:</text:p>
      <text:p text:style-name="Standard">-WORD: String</text:p>
      <text:p text:style-name="Standard">// jedes Wort sollten ausschließlich in Großbuchstaben gespeichert werden und sollte auch nicht veränderbar sein, dafür erstellt man dann neue Worte</text:p>
      <text:p text:style-name="Standard">-direction: Direction</text:p>
      <text:p text:style-name="Standard">-x: int</text:p>
      <text:p text:style-name="Standard">-y: int</text:p>
      <text:p text:style-name="Standard">---</text:p>
      <text:p text:style-name="Standard">+Word(word: String)</text:p>
      <text:p text:style-name="Standard">// Wort ohne Lösung</text:p>
      <text:p text:style-name="Standard">+Word(word: String, direction: Direction, x: int, y: int)</text:p>
      <text:p text:style-name="Standard">// Wort mit Lösung</text:p>
      <text:p text:style-name="Standard">+getWord(): String</text:p>
      <text:p text:style-name="Standard">+getPositionInField()</text:p>
      <text:p text:style-name="Standard">// wird in Konsole ausgegeben </text:p>
      <text:p text:style-name="Standard">+setSolution(richtung: Richtung<text:bookmark text:name="Bookmark"/>, x: int, y: int)</text:p>
      <text:p text:style-name="Standard"><text:span text:style-name="T3">//eventuell mit nested Class</text:span></text:p>
      <text:p text:style-name="Standard"/>
      <text:p text:style-name="Standard">Class „Field“:</text:p>
      <text:p text:style-name="Standard">-FIELD: char[][]</text:p>
      <text:p text:style-name="Standard">// Feldgröße ist nicht veränderbar, aber der Inhalt</text:p>
      <text:p text:style-name="Standard">---</text:p>
      <text:p text:style-name="Standard">+Field(length: int, height: int)</text:p>
      <text:p text:style-name="Standard">+setChar(x: int, y: int, c: char) </text:p>
      <text:p text:style-name="Standard">+getChar(x: int, y: int): char</text:p>
      <text:p text:style-name="Standard"/>
      <text:p text:style-name="Standard">Class „Saver“:</text:p>
      <text:p text:style-name="Standard">+save(woertersuche: Woertersuche)</text:p>
      <text:p text:style-name="Standard">+load(path: String): <text:span text:style-name="T2">file</text:span></text:p>
      <text:p text:style-name="Standard">+saveAndLoad(woertersuche: Woertersuche, path: String)</text:p>
      <text:p text:style-name="Standard"/>
      <text:p text:style-name="Standard">Enumeration „Direction“:</text:p>
      <text:p text:style-name="Standard">-direction: String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08%" fo:text-align="justify" style:justify-single-word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scha Hofmann</meta:initial-creator>
    <dc:creator>Prisca Rambach</dc:creator>
    <meta:editing-cycles>10</meta:editing-cycles>
    <meta:creation-date>2020-01-13T12:49:00</meta:creation-date>
    <dc:date>2020-01-19T17:09:52.41</dc:date>
    <meta:editing-duration>P0D</meta:editing-duration>
    <meta:generator>OpenOffice/4.1.7$Win32 OpenOffice.org_project/417m1$Build-9800</meta:generator>
    <meta:document-statistic meta:table-count="0" meta:image-count="0" meta:object-count="0" meta:page-count="2" meta:paragraph-count="82" meta:word-count="296" meta:character-count="21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